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3.8484in"/>
    </style:style>
    <style:style style:name="co5" style:family="table-column">
      <style:table-column-properties fo:break-before="auto" style:column-width="3.3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99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66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fo:background-color="#99cc66"/>
    </style:style>
    <style:style style:name="ce5" style:family="table-cell" style:parent-style-name="Default">
      <style:table-cell-properties fo:background-color="#6699cc"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99cc66" fo:wrap-option="wrap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reate Date</text:p>
          </table:table-cell>
          <table:table-cell table:style-name="ce1" office:value-type="string" calcext:value-type="string">
            <text:p>Originator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Relevant Page</text:p>
          </table:table-cell>
          <table:table-cell table:style-name="ce5" office:value-type="string" calcext:value-type="string">
            <text:p>Issue Description</text:p>
          </table:table-cell>
          <table:table-cell table:style-name="ce5" office:value-type="string" calcext:value-type="string">
            <text:p>Resolution</text:p>
          </table:table-cell>
          <table:table-cell table:style-name="ce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date" office:date-value="2015-03-20" calcext:value-type="date">
            <text:p>03/20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e screen </text:p>
          </table:table-cell>
          <table:table-cell office:value-type="string" calcext:value-type="string">
            <text:p><text:s/>address list goes off screen to the right for long list of addresses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15-03-20" calcext:value-type="date">
            <text:p>03/20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e screen </text:p>
          </table:table-cell>
          <table:table-cell office:value-type="string" calcext:value-type="string">
            <text:p><text:s/>addresses are not deleteable/editabl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15-03-20" calcext:value-type="date">
            <text:p>03/20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ose screen </text:p>
          </table:table-cell>
          <table:table-cell office:value-type="string" calcext:value-type="string">
            <text:p>“body p" appears in otherwise blank toolbar at bottom</text:p>
          </table:table-cell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date" office:date-value="2015-03-20" calcext:value-type="date">
            <text:p>03/20/15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Fixe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mpose screen </text:p>
          </table:table-cell>
          <table:table-cell table:style-name="ce7" office:value-type="string" calcext:value-type="string">
            <text:p><text:s/>compose appears below message list when starting from message list screen</text:p>
          </table:table-cell>
          <table:table-cell table:style-name="ce7" office:value-type="string" calcext:value-type="string">
            <text:p>Made Compose its own “page” instead of the show/hide scheme currently in place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date" office:date-value="2015-03-20" calcext:value-type="date">
            <text:p>03/20/15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Fixe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essage list screen </text:p>
          </table:table-cell>
          <table:table-cell table:style-name="ce7" office:value-type="string" calcext:value-type="string">
            <text:p><text:s/>when no messages, the "No Messages" text is squeezed into the selection column</text:p>
          </table:table-cell>
          <table:table-cell table:style-name="ce7" office:value-type="string" calcext:value-type="string">
            <text:p>added colspan to html td tag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15-03-20" calcext:value-type="date">
            <text:p>03/20/15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Not a Bu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essage list screen </text:p>
          </table:table-cell>
          <table:table-cell table:style-name="ce7" office:value-type="string" calcext:value-type="string">
            <text:p><text:s/>body of message appears in subject field.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date" office:date-value="2015-03-20" calcext:value-type="date">
            <text:p>03/20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e screen </text:p>
          </table:table-cell>
          <table:table-cell office:value-type="string" calcext:value-type="string">
            <text:p><text:s/>spaces are allowed in email addresses.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date" office:date-value="2015-03-20" calcext:value-type="date">
            <text:p>03/20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<text:s/>bitcoin count briefly changes to 0 every 20 seconds or so.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15-03-20" calcext:value-type="date">
            <text:p>03/20/15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Fix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ose </text:p>
          </table:table-cell>
          <table:table-cell table:style-name="ce7" office:value-type="string" calcext:value-type="string">
            <text:p><text:s/>multiple addresses in the to field makes the message appear multiple times in the sent folder.</text:p>
          </table:table-cell>
          <table:table-cell table:style-name="ce7"/>
          <table:table-cell table:style-name="ce2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date" office:date-value="2015-03-20" calcext:value-type="date">
            <text:p>03/20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ose </text:p>
          </table:table-cell>
          <table:table-cell office:value-type="string" calcext:value-type="string">
            <text:p><text:s/>Save in Drafts not marked as unread.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date" office:date-value="2015-03-20" calcext:value-type="date">
            <text:p>03/20/15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Fixe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mpose </text:p>
          </table:table-cell>
          <table:table-cell table:style-name="ce7" office:value-type="string" calcext:value-type="string">
            <text:p><text:s/>no cancel button</text:p>
          </table:table-cell>
          <table:table-cell table:style-name="ce7" office:value-type="string" calcext:value-type="string">
            <text:p>added button</text:p>
          </table:table-cell>
          <table:table-cell table:style-name="ce2"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date" office:date-value="2015-03-22" calcext:value-type="date">
            <text:p>03/22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 screen</text:p>
          </table:table-cell>
          <table:table-cell office:value-type="string" calcext:value-type="string">
            <text:p>Reply button does nothing.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date" office:date-value="2015-03-22" calcext:value-type="date">
            <text:p>03/22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 list screen </text:p>
          </table:table-cell>
          <table:table-cell office:value-type="string" calcext:value-type="string">
            <text:p>“No Messages” text should be centered in message table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date" office:date-value="2015-03-23" calcext:value-type="date">
            <text:p>03/23/15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Fixe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essage list screen </text:p>
          </table:table-cell>
          <table:table-cell table:style-name="ce7" office:value-type="string" calcext:value-type="string">
            <text:p>Preview contains HTML garbage (from long HTML tag)</text:p>
          </table:table-cell>
          <table:table-cell table:style-name="ce7" office:value-type="string" calcext:value-type="string">
            <text:p>First strip html, then slice to preview length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date" office:date-value="2015-03-23" calcext:value-type="date">
            <text:p>03/23/15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leted label</text:p>
          </table:table-cell>
          <table:table-cell table:style-name="ce7" office:value-type="string" calcext:value-type="string">
            <text:p>Deleted messages don't appear in deleted message list</text:p>
          </table:table-cell>
          <table:table-cell table:style-name="ce7" office:value-type="string" calcext:value-type="string">
            <text:p>bug was causing all properties to be deleted except for label=deleted</text:p>
          </table:table-cell>
          <table:table-cell table:style-name="ce2"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01:24:09.206682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</meta:initial-creator>
    <meta:creation-date>2015-03-22T01:04:36.166704246</meta:creation-date>
    <dc:date>2015-03-23T22:55:14.356275363</dc:date>
    <dc:creator>oliver </dc:creator>
    <meta:editing-duration>P1DT21H29M4S</meta:editing-duration>
    <meta:editing-cycles>6</meta:editing-cycles>
    <meta:generator>LibreOffice/4.2.6.3$Linux_x86 LibreOffice_project/420m0$Build-3</meta:generator>
    <meta:document-statistic meta:table-count="1" meta:cell-count="118" meta:object-count="0"/>
  </office:meta>
</office:document-meta>
</file>